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WTheAntiquaB" svg:font-family="DWTheAntiquaB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Sans" svg:font-family="NotoSans, sans-serif"/>
  </office:font-face-decls>
  <office:automatic-styles>
    <style:style style:name="P1" style:family="paragraph" style:parent-style-name="Heading_20_2">
      <style:text-properties fo:font-variant="normal" fo:text-transform="none" fo:color="#c9211e" loext:opacity="100%" style:font-name="DWTheAntiquaB" fo:font-size="13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/>
      <style:text-properties fo:font-variant="normal" fo:text-transform="none" fo:color="#3c444d" loext:opacity="100%" style:font-name="NotoSans" fo:font-size="8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/>
      <style:text-properties fo:font-variant="normal" fo:text-transform="none" fo:color="#3c444d" loext:opacity="100%" fo:letter-spacing="normal"/>
    </style:style>
    <style:style style:name="P4" style:family="paragraph" style:parent-style-name="Text_20_body">
      <style:text-properties fo:font-variant="normal" fo:text-transform="none" fo:color="#002d5a" loext:opacity="100%" style:font-name="DWTheAntiquaB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c444d" loext:opacity="100%" style:font-name="NotoSans" fo:font-size="8.5pt" fo:letter-spacing="normal" fo:font-style="normal" fo:font-weight="bold"/>
    </style:style>
    <style:style style:name="T2" style:family="text">
      <style:text-properties fo:font-variant="normal" fo:text-transform="none" fo:color="#3c444d" loext:opacity="100%" style:font-name="NotoSans" fo:font-size="8.5pt" fo:letter-spacing="normal" fo:font-style="normal" fo:font-weight="normal"/>
    </style:style>
    <style:style style:name="T3" style:family="text">
      <style:text-properties fo:font-variant="normal" fo:text-transform="none" fo:color="#3c444d" loext:opacity="100%" style:font-name="NotoSans" fo:font-size="8.5pt" fo:letter-spacing="normal" fo:font-style="normal" style:text-underline-style="solid" style:text-underline-width="auto" style:text-underline-color="font-color" fo:font-weight="bold"/>
    </style:style>
    <style:style style:name="T4" style:family="text">
      <style:text-properties officeooo:rsid="000ae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4">Redemittel: </text:span>Vermutungen äußern</text:h>
      <text:p text:style-name="P4"/>
      <text:p text:style-name="P5"><text:span text:style-name="Strong_20_Emphasis"><text:span text:style-name="T3">Vermutungen äußern: </text:span></text:span><text:span text:style-name="Strong_20_Emphasis"><text:span text:style-name="Emphasis"><text:span text:style-name="T3">dass</text:span></text:span></text:span><text:span text:style-name="Strong_20_Emphasis"><text:span text:style-name="T3">-Sätze</text:span></text:span></text:p>
      <text:p text:style-name="P5"><text:span text:style-name="T2">Du kannst die Verben </text:span><text:span text:style-name="Emphasis"><text:span text:style-name="T2">vermuten</text:span></text:span><text:span text:style-name="T2"> und </text:span><text:span text:style-name="Emphasis"><text:span text:style-name="T2">annehmen</text:span></text:span><text:span text:style-name="T2"> benutzen, um Vermutungen auszudrücken. Nach diesen Verben folgt meistens ein </text:span><text:span text:style-name="Emphasis"><text:span text:style-name="T2">dass</text:span></text:span><text:span text:style-name="T2">-Satz.</text:span></text:p>
      <text:p text:style-name="P2">Beispiele:</text:p>
      <text:p text:style-name="P5"><text:span text:style-name="Strong_20_Emphasis"><text:span text:style-name="T1">Ich vermute, dass</text:span></text:span><text:span text:style-name="T2"> </text:span><text:span text:style-name="Emphasis"><text:span text:style-name="T2">Nico keine Probleme mit Yara haben wird.</text:span></text:span></text:p>
      <text:p text:style-name="P5"><text:span text:style-name="Strong_20_Emphasis"><text:span text:style-name="T1">Ich nehme an, dass</text:span></text:span><text:span text:style-name="Emphasis"><text:span text:style-name="T2"> Nico in der Wohngemeinschaft bleibt.</text:span></text:span></text:p>
      <text:p text:style-name="P3"> </text:p>
      <text:p text:style-name="P5"><text:span text:style-name="Strong_20_Emphasis"><text:span text:style-name="T3">Vermutungen äußern: Adverbien</text:span></text:span></text:p>
      <text:p text:style-name="P5"><text:span text:style-name="T2">Du kannst auch Adverbien verwenden, die eine Vermutung ausdrücken, z. B. </text:span><text:span text:style-name="Emphasis"><text:span text:style-name="T2">wahrscheinlich</text:span></text:span><text:span text:style-name="T2">, </text:span><text:span text:style-name="Emphasis"><text:span text:style-name="T2">vermutlich</text:span></text:span><text:span text:style-name="T2"> oder </text:span><text:span text:style-name="Emphasis"><text:span text:style-name="T2">vielleicht</text:span></text:span><text:span text:style-name="T2">. Diese Adverbien stehen oft (aber nicht immer) am Satzanfang vor dem konjugierten Verb.</text:span></text:p>
      <text:p text:style-name="P2">Beispiele:</text:p>
      <text:p text:style-name="P5"><text:span text:style-name="Strong_20_Emphasis"><text:span text:style-name="T1">Wahrscheinlich</text:span></text:span><text:span text:style-name="T2"> </text:span><text:span text:style-name="Emphasis"><text:span text:style-name="T2">wird Nico der Unterricht an der Berufsschule gefallen.</text:span></text:span></text:p>
      <text:p text:style-name="P5"><text:span text:style-name="Strong_20_Emphasis"><text:span text:style-name="T1">Vermutlich</text:span></text:span><text:span text:style-name="T2"> </text:span><text:span text:style-name="Emphasis"><text:span text:style-name="T2">werden Nicos Eltern ihn nicht in Deutschland besuchen.</text:span></text:span></text:p>
      <text:p text:style-name="P5"><text:span text:style-name="Strong_20_Emphasis"><text:span text:style-name="T1">Vielleicht</text:span></text:span><text:span text:style-name="T2"> </text:span><text:span text:style-name="Emphasis"><text:span text:style-name="T2">werden Selmas Eltern Nico als Freund ihrer Tochter akzeptieren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WTheAntiquaB" svg:font-family="DWTheAntiquaB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Sans" svg:font-family="NotoSa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07:35:17.017000000</meta:creation-date>
    <dc:date>2024-01-26T07:36:11.498000000</dc:date>
    <meta:editing-duration>PT54S</meta:editing-duration>
    <meta:editing-cycles>1</meta:editing-cycles>
    <meta:document-statistic meta:table-count="0" meta:image-count="0" meta:object-count="0" meta:page-count="1" meta:paragraph-count="13" meta:word-count="104" meta:character-count="764" meta:non-whitespace-character-count="671"/>
    <meta:generator>LibreOffice/7.5.5.2$Windows_X86_64 LibreOffice_project/ca8fe7424262805f223b9a2334bc7181abbcbf5e</meta:generator>
  </office:meta>
</office:document-meta>
</file>